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3) rotate (-1.97292018645439) translate (5.61862155752077cm 2.62920443429249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35) rotate (-1.18595122673015) translate (5.44154196476061cm 2.08564624884921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6) rotate (-2.1556561591382) translate (5.51862398526101cm 2.31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29) rotate (-1.55247036964896) translate (6.753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196) rotate (-2.15652882376419) translate (3.87288958045836cm 6.89358936176091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7.0194573185944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4) rotate (-2.1556561591382) translate (3.21847366595036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196) rotate (-2.15652882376419) translate (7.7428895804584cm 7.90858936176091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25:24.828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